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30000019801AE9C1C.png" manifest:media-type="image/png"/>
  <manifest:file-entry manifest:full-path="Pictures/1000000000000204000001959520AEE5.png" manifest:media-type="image/png"/>
  <manifest:file-entry manifest:full-path="Pictures/100000000000020000000193F263EA5F.png" manifest:media-type="image/png"/>
  <manifest:file-entry manifest:full-path="Pictures/100000000000020700000191D72AC38B.png" manifest:media-type="image/png"/>
  <manifest:file-entry manifest:full-path="Pictures/10000000000002AA000002DAAE9846E1.png" manifest:media-type="image/png"/>
  <manifest:file-entry manifest:full-path="Pictures/100000000000020600000193805028C7.png" manifest:media-type="image/png"/>
  <manifest:file-entry manifest:full-path="Pictures/1000000000000550000002DA105968E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3.46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.036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89cm" fo:min-width="4.15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6cm" fo:min-width="0.408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.873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2cm" fo:min-width="0.102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.12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2cm" fo:min-width="0.102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.431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.102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05cm" fo:min-width="0.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10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cm" svg:height="7.031cm" svg:x="0cm" svg:y="0.003cm">
          <draw:image xlink:href="Pictures/1000000000000550000002DA105968E3.png" xlink:type="simple" xlink:show="embed" xlink:actuate="onLoad">
            <text:p/>
          </draw:image>
        </draw:frame>
        <draw:custom-shape draw:style-name="gr2" draw:text-style-name="P1" draw:layer="layout" svg:width="4.068cm" svg:height="0.276cm" svg:x="1.103cm" svg:y="0.2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36cm" svg:height="0.806cm" svg:x="5.171cm" svg:y="0.07cm">
          <draw:text-box>
            <text:p><text:span text:style-name="T1">1</text:span></text:p>
          </draw:text-box>
        </draw:frame>
        <draw:custom-shape draw:style-name="gr4" draw:text-style-name="P1" draw:layer="layout" svg:width="4.752cm" svg:height="1.439cm" svg:x="0.345cm" svg:y="2.0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626cm" svg:height="2.896cm" svg:x="5.166cm" svg:y="2.138cm">
          <draw:text-box>
            <text:p><text:span text:style-name="T1">2</text:span></text:p>
          </draw:text-box>
        </draw:frame>
        <draw:frame draw:style-name="gr1" draw:text-style-name="P1" draw:layer="layout" svg:width="7cm" svg:height="7.492cm" svg:x="0cm" svg:y="7.1cm">
          <draw:image xlink:href="Pictures/10000000000002AA000002DAAE9846E1.png" xlink:type="simple" xlink:show="embed" xlink:actuate="onLoad">
            <text:p/>
          </draw:image>
        </draw:frame>
        <draw:custom-shape draw:style-name="gr6" draw:text-style-name="P1" draw:layer="layout" svg:width="2.473cm" svg:height="0.24cm" svg:x="1.988cm" svg:y="8.66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325cm" svg:height="0.806cm" svg:x="4.461cm" svg:y="8.49cm">
          <draw:text-box>
            <text:p><text:span text:style-name="T1">3</text:span></text:p>
          </draw:text-box>
        </draw:frame>
        <draw:frame draw:style-name="gr1" draw:text-style-name="P1" draw:layer="layout" svg:width="5.4cm" svg:height="4.4cm" svg:x="7.1cm" svg:y="7.1cm">
          <draw:image xlink:href="Pictures/100000000000020600000193805028C7.png" xlink:type="simple" xlink:show="embed" xlink:actuate="onLoad">
            <text:p/>
          </draw:image>
        </draw:frame>
        <draw:custom-shape draw:style-name="gr8" draw:text-style-name="P1" draw:layer="layout" svg:width="0.728cm" svg:height="0.245cm" svg:x="10.619cm" svg:y="11.01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119cm" svg:height="0.806cm" svg:x="11.518cm" svg:y="10.828cm">
          <draw:text-box>
            <text:p><text:span text:style-name="T1">4</text:span></text:p>
          </draw:text-box>
        </draw:frame>
        <draw:frame draw:style-name="gr1" draw:text-style-name="P1" draw:layer="layout" svg:width="7.732cm" svg:height="6.1cm" svg:x="12.6cm" svg:y="7.1cm">
          <draw:image xlink:href="Pictures/100000000000020700000191D72AC38B.png" xlink:type="simple" xlink:show="embed" xlink:actuate="onLoad">
            <text:p/>
          </draw:image>
        </draw:frame>
        <draw:custom-shape draw:style-name="gr10" draw:text-style-name="P1" draw:layer="layout" svg:width="1.031cm" svg:height="0.344cm" svg:x="17.603cm" svg:y="12.59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0.168cm" svg:height="0.806cm" svg:x="18.876cm" svg:y="12.341cm">
          <draw:text-box>
            <text:p><text:span text:style-name="T1">5</text:span></text:p>
          </draw:text-box>
        </draw:frame>
        <draw:frame draw:style-name="gr1" draw:text-style-name="P1" draw:layer="layout" svg:width="8.846cm" svg:height="7cm" svg:x="0.872cm" svg:y="14.9cm">
          <draw:image xlink:href="Pictures/100000000000020000000193F263EA5F.png" xlink:type="simple" xlink:show="embed" xlink:actuate="onLoad">
            <text:p/>
          </draw:image>
        </draw:frame>
        <draw:custom-shape draw:style-name="gr12" draw:text-style-name="P1" draw:layer="layout" svg:width="1.2cm" svg:height="0.4cm" svg:x="6.618cm" svg:y="21.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195cm" svg:height="0.806cm" svg:x="7.918cm" svg:y="20.894cm">
          <draw:text-box>
            <text:p><text:span text:style-name="T1">6</text:span></text:p>
          </draw:text-box>
        </draw:frame>
        <draw:frame draw:style-name="gr1" draw:text-style-name="P1" draw:layer="layout" svg:width="8.828cm" svg:height="6.994cm" svg:x="9.718cm" svg:y="16.806cm">
          <draw:image xlink:href="Pictures/10000000000002030000019801AE9C1C.png" xlink:type="simple" xlink:show="embed" xlink:actuate="onLoad">
            <text:p/>
          </draw:image>
        </draw:frame>
        <draw:custom-shape draw:style-name="gr12" draw:text-style-name="P1" draw:layer="layout" svg:width="1.2cm" svg:height="0.4cm" svg:x="15.441cm" svg:y="22.99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195cm" svg:height="0.806cm" svg:x="16.923cm" svg:y="22.694cm">
          <draw:text-box>
            <text:p><text:span text:style-name="T1">7</text:span></text:p>
          </draw:text-box>
        </draw:frame>
        <draw:frame draw:style-name="gr1" draw:text-style-name="P1" draw:layer="layout" svg:width="8.918cm" svg:height="7cm" svg:x="0.8cm" svg:y="21.9cm">
          <draw:image xlink:href="Pictures/1000000000000204000001959520AEE5.png" xlink:type="simple" xlink:show="embed" xlink:actuate="onLoad">
            <text:p/>
          </draw:image>
        </draw:frame>
        <draw:custom-shape draw:style-name="gr12" draw:text-style-name="P1" draw:layer="layout" svg:width="1.2cm" svg:height="0.4cm" svg:x="6.523cm" svg:y="28.106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195cm" svg:height="0.806cm" svg:x="7.823cm" svg:y="27.9cm">
          <draw:text-box>
            <text:p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2:43:27.230000000</meta:creation-date>
    <dc:date>2015-03-12T23:24:20.046000000</dc:date>
    <meta:editing-duration>PT8M22S</meta:editing-duration>
    <meta:editing-cycles>1</meta:editing-cycles>
    <meta:document-statistic meta:object-count="23"/>
    <meta:generator>LibreOffice/4.3.1.2$Windows_x86 LibreOffice_project/958349dc3b25111dbca392fbc281a05559ef6848</meta:generator>
  </office:meta>
</office:document-meta>
</file>